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bf0041"/>
    </style:style>
    <style:style style:name="P2" style:family="paragraph" style:parent-style-name="Standard">
      <style:text-properties fo:color="#bf0041" fo:background-color="#ffff00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Standard">
      <style:text-properties officeooo:paragraph-rsid="000c6c3d" fo:background-color="#ffff00"/>
    </style:style>
    <style:style style:name="P5" style:family="paragraph" style:parent-style-name="Standard">
      <style:text-properties officeooo:paragraph-rsid="000c6c3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82c6b"/>
    </style:style>
    <style:style style:name="T1" style:family="text">
      <style:text-properties fo:font-variant="normal" fo:text-transform="none" fo:color="#000000" style:font-name="Helvetica Neue" fo:font-size="10.5pt" fo:letter-spacing="normal" fo:font-style="normal" fo:font-weight="bold" fo:background-color="#ffff00" loext:char-shading-value="0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weight="bold" fo:background-color="#ffff00" loext:char-shading-value="0" style:font-weight-asian="bold" style:font-weight-complex="bold"/>
    </style:style>
    <style:style style:name="T6" style:family="text">
      <style:text-properties fo:color="#000000" fo:font-weight="bold" fo:background-color="#ffff00" loext:char-shading-value="0" style:font-weight-asian="bold" style:font-weight-complex="bold"/>
    </style:style>
    <style:style style:name="T7" style:family="text">
      <style:text-properties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fo:color="#bf0041"/>
    </style:style>
    <style:style style:name="T10" style:family="text">
      <style:text-properties fo:color="#bf0041" fo:background-color="#ffff00" loext:char-shading-value="0"/>
    </style:style>
    <style:style style:name="T11" style:family="text">
      <style:text-properties fo:color="#bf0041"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AUAULA 16 - Critérios de avaliação</text:span></text:p>
      <text:p text:style-name="P6">TESTE REALIZADO</text:p>
      <text:p text:style-name="P1"/>
      <text:p text:style-name="Standard"><text:s/></text:p>
      <text:p text:style-name="P3">Questão1 <text:s/></text:p>
      <text:p text:style-name="P3"><text:s/></text:p>
      <text:p text:style-name="Standard"><text:s text:c="3"/>A Administração por Objetivos ___________, pois é ensinada nas escolas de administração.</text:p>
      <text:p text:style-name="Standard"><text:s/></text:p>
      <text:p text:style-name="P3">1 - é praticada pela maioria das empresas ocidentais</text:p>
      <text:p text:style-name="Standard">2 - é largamente utilizada nas empresas orientais</text:p>
      <text:p text:style-name="Standard">3 - é uma metodologia atual</text:p>
      <text:p text:style-name="Standard">4 - deveria ser praticada pela maioria das empresas ocidentais</text:p>
      <text:p text:style-name="Standard">5 - nenhuma das anteriores</text:p>
      <text:p text:style-name="Standard"><text:s/></text:p>
      <text:p text:style-name="P3">Sua resposta: é praticada pela maioria das empresas ocidentais</text:p>
      <text:p text:style-name="Standard">Valor: Resposta Correta</text:p>
      <text:p text:style-name="Standard">Valor recebido: 10.00</text:p>
      <text:p text:style-name="Standard"/>
      <text:p text:style-name="Standard"/>
      <text:p text:style-name="P3"/>
      <text:p text:style-name="P3">Questão1 <text:s/></text:p>
      <text:p text:style-name="Standard"><text:s/></text:p>
      <text:p text:style-name="Standard"><text:s text:c="3"/>Na administração ocidental o interesse em apoiar os esforços de melhoramento dos CCQs, deve ser preocupar em :</text:p>
      <text:p text:style-name="Standard"><text:s/></text:p>
      <text:p text:style-name="P3">1 - estabelecer critérios de processo</text:p>
      <text:p text:style-name="Standard">2 - dar ênfase no processo</text:p>
      <text:p text:style-name="Standard">3 - Não se preocupar com critérios</text:p>
      <text:p text:style-name="Standard">4 - Se preocupar com critérios mas não estabelecer nenhum</text:p>
      <text:p text:style-name="Standard"><text:s/></text:p>
      <text:p text:style-name="P3">Sua resposta: estabelecer critérios de processo</text:p>
      <text:p text:style-name="Standard">Valor: Resposta Correta</text:p>
      <text:p text:style-name="Standard">Valor recebido: 10.00</text:p>
      <text:p text:style-name="Standard"/>
      <text:p text:style-name="Standard"/>
      <text:p text:style-name="P5"><text:s/><text:span text:style-name="T8">Questão2 <text:s/></text:span></text:p>
      <text:p text:style-name="P4"><text:s/></text:p>
      <text:p text:style-name="Standard"><text:s text:c="3"/>As escolas de administração ensinam o pensamento voltado para ___________.</text:p>
      <text:p text:style-name="Standard"><text:s/></text:p>
      <text:p text:style-name="Standard">1 - processo</text:p>
      <text:p text:style-name="Standard">2 - a satisfação dos clientes</text:p>
      <text:p text:style-name="Standard">3 - os valores intangíveis</text:p>
      <text:p text:style-name="Standard">4 - os funcionários</text:p>
      <text:p text:style-name="P3">5 - resultado</text:p>
      <text:p text:style-name="Standard"><text:s/></text:p>
      <text:p text:style-name="P3">Sua resposta: resultado</text:p>
      <text:p text:style-name="Standard">Valor: Resposta Correta</text:p>
      <text:p text:style-name="Standard">Valor recebido: 10.00</text:p>
      <text:p text:style-name="P3"/>
      <text:p text:style-name="P3">Questão4 <text:s/></text:p>
      <text:p text:style-name="Standard"><text:s/></text:p>
      <text:p text:style-name="Standard"><text:soft-page-break/><text:s text:c="3"/>Aumentar o trabalho na inspeção dos produtos ou serviços não representa necessariamente melhora de valor para o cliente.</text:p>
      <text:p text:style-name="Standard"><text:s/></text:p>
      <text:p text:style-name="Standard">1 - certo</text:p>
      <text:p text:style-name="Standard">2 - errado</text:p>
      <text:p text:style-name="Standard">3 - as vezes</text:p>
      <text:p text:style-name="Standard">4 - pode ser</text:p>
      <text:p text:style-name="Standard"><text:s/></text:p>
      <text:p text:style-name="Standard">Sua resposta: certo</text:p>
      <text:p text:style-name="Standard">Valor: Resposta Correta</text:p>
      <text:p text:style-name="Standard">Valor recebido: 10.00</text:p>
      <text:p text:style-name="Standard"/>
      <text:p text:style-name="Standard"/>
      <text:p text:style-name="P3"/>
      <text:p text:style-name="P3">Questão2 <text:s/></text:p>
      <text:p text:style-name="Standard"><text:s/></text:p>
      <text:p text:style-name="Standard"><text:s text:c="3"/>As recompensas do critério "P" são _______________, representadas pelo reconhecimento aos esforços feitos.</text:p>
      <text:p text:style-name="Standard"><text:s/></text:p>
      <text:p text:style-name="P3">1 - emocionais</text:p>
      <text:p text:style-name="Standard">2 - racionais</text:p>
      <text:p text:style-name="Standard">3 - nenhuma</text:p>
      <text:p text:style-name="Standard">4 - emocional e racional</text:p>
      <text:p text:style-name="Standard"><text:s/></text:p>
      <text:p text:style-name="P3">Sua resposta: emocionais</text:p>
      <text:p text:style-name="Standard">Valor: Resposta Correta</text:p>
      <text:p text:style-name="Standard">Valor recebido: 10.00</text:p>
      <text:p text:style-name="Standard"><text:s/></text:p>
      <text:p text:style-name="Standard"><text:s/></text:p>
      <text:p text:style-name="P1">Questão2 <text:s/></text:p>
      <text:p text:style-name="Standard"><text:s/></text:p>
      <text:p text:style-name="Standard"><text:s text:c="3"/>A Administração por Objetivos ___________.</text:p>
      <text:p text:style-name="Standard"><text:s/></text:p>
      <text:p text:style-name="Standard">1 - faz com que os funcionários superem a mediocridade</text:p>
      <text:p text:style-name="Standard">2 - implanta o medo na organização</text:p>
      <text:p text:style-name="P1">3 - implanta um ambiente de tensão criativa na organização</text:p>
      <text:p text:style-name="Standard">4 - deveria ser ensinado nas escolas</text:p>
      <text:p text:style-name="Standard">5 - aumenta a iniciativa dentro da empresa</text:p>
      <text:p text:style-name="Standard"><text:s/></text:p>
      <text:p text:style-name="P1">Sua resposta: implanta um ambiente de tensão criativa na organização</text:p>
      <text:p text:style-name="Standard">Valor: Resposta Errada - Consulte a página 6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3">Questão3 <text:s/></text:p>
      <text:p text:style-name="P3"><text:s/></text:p>
      <text:p text:style-name="Standard"><text:s text:c="3"/>Numa sociedade orientada para os números o que conta é o :</text:p>
      <text:p text:style-name="Standard"><text:s/></text:p>
      <text:p text:style-name="Standard">1 - cliente</text:p>
      <text:p text:style-name="Standard">2 - processo</text:p>
      <text:p text:style-name="P3"><text:soft-page-break/>3 - resultado</text:p>
      <text:p text:style-name="Standard">4 - controle</text:p>
      <text:p text:style-name="Standard"><text:s/></text:p>
      <text:p text:style-name="P3">Sua resposta: resultado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3">Questão4 <text:s/></text:p>
      <text:p text:style-name="P3"><text:s/></text:p>
      <text:p text:style-name="Standard"><text:s text:c="3"/>A preocupação em entregar valor para o cliente gera o pensamento voltado para a melhoria ___________.</text:p>
      <text:p text:style-name="Standard"><text:s/></text:p>
      <text:p text:style-name="Standard">1 - dos resultados</text:p>
      <text:p text:style-name="Standard">2 - dos objetivos</text:p>
      <text:p text:style-name="Standard">3 - das inovações</text:p>
      <text:p text:style-name="P3">4 - do processo</text:p>
      <text:p text:style-name="Standard">5 - das rotinas</text:p>
      <text:p text:style-name="Standard"><text:s/></text:p>
      <text:p text:style-name="P3">Sua resposta: do processo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3">Questão5 <text:s/></text:p>
      <text:p text:style-name="Standard"><text:s/></text:p>
      <text:p text:style-name="Standard"><text:s text:c="3"/>Para que se consigam melhores resultados de entrega de valor para o cliente deve-se melhorar o :</text:p>
      <text:p text:style-name="Standard"><text:s/></text:p>
      <text:p text:style-name="Standard">1 - cliente</text:p>
      <text:p text:style-name="P3">2 - processo</text:p>
      <text:p text:style-name="Standard">3 - resultados</text:p>
      <text:p text:style-name="Standard">4 - serviço</text:p>
      <text:p text:style-name="Standard"><text:s/></text:p>
      <text:p text:style-name="P3">Sua resposta: processo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3">Questão6 <text:s/></text:p>
      <text:p text:style-name="Standard"><text:s/></text:p>
      <text:p text:style-name="Standard"><text:s text:c="3"/>As empresas do Ocidente que implantam CCQs só usam critérios de :</text:p>
      <text:p text:style-name="Standard"><text:s/></text:p>
      <text:p text:style-name="Standard">1 - não usam</text:p>
      <text:p text:style-name="Standard">2 - usam mas não aplicam</text:p>
      <text:p text:style-name="Standard">3 - P</text:p>
      <text:p text:style-name="P3">4 - R</text:p>
      <text:p text:style-name="Standard"><text:soft-page-break/><text:s/></text:p>
      <text:p text:style-name="P3">Sua resposta: R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7 <text:s/></text:p>
      <text:p text:style-name="Standard"><text:s/></text:p>
      <text:p text:style-name="Standard"><text:s text:c="3"/>As funções do gerente de controle são dirigidas aos resultados e as funções de ______ e ______ são dirigidas ao melhoramento dos processos.</text:p>
      <text:p text:style-name="Standard"><text:s/></text:p>
      <text:p text:style-name="Standard">1 - apoio e estímulo</text:p>
      <text:p text:style-name="Standard">2 - <text:span text:style-name="T9">resultado e direção</text:span></text:p>
      <text:p text:style-name="Standard">3 - melhorias e serviços</text:p>
      <text:p text:style-name="P1">4 - processo e resultado</text:p>
      <text:p text:style-name="Standard"><text:s/></text:p>
      <text:p text:style-name="P1">Sua resposta: processo e resultado</text:p>
      <text:p text:style-name="Standard">Valor: Resposta Errada - Consulte a página 1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3">Questão8 <text:s/></text:p>
      <text:p text:style-name="Standard"><text:s/></text:p>
      <text:p text:style-name="Standard"><text:s text:c="3"/>As recompensas dos critérios de ___________ são financeiras, diretamente voltadas para os lucros obtidos.</text:p>
      <text:p text:style-name="Standard"><text:s/></text:p>
      <text:p text:style-name="P2">1 - R</text:p>
      <text:p text:style-name="Standard">2 - P</text:p>
      <text:p text:style-name="Standard">3 - nenhum</text:p>
      <text:p text:style-name="Standard">4 - PP</text:p>
      <text:p text:style-name="Standard"><text:s/></text:p>
      <text:p text:style-name="P2">Sua resposta: R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P1"><text:s/></text:p>
      <text:p text:style-name="P2">Questão9 <text:s/></text:p>
      <text:p text:style-name="P3"><text:s/></text:p>
      <text:p text:style-name="Standard"><text:s text:c="3"/>A Administração por Objetivos incentiva ___________.</text:p>
      <text:p text:style-name="Standard"><text:s/></text:p>
      <text:p text:style-name="Standard">1 - trabalho em equipe</text:p>
      <text:p text:style-name="P3">2 - a organização a olhar para dentro de si mesma</text:p>
      <text:p text:style-name="Standard">3 - a organização a olhar para fora, onde está o cliente final</text:p>
      <text:p text:style-name="P1">4 - a iniciativa dos funcionários</text:p>
      <text:p text:style-name="Standard">5 - o controle dos funcionários</text:p>
      <text:p text:style-name="Standard"><text:s/></text:p>
      <text:p text:style-name="P1"><text:soft-page-break/>Sua resposta: a iniciativa dos funcionários</text:p>
      <text:p text:style-name="Standard">Valor: Resposta Errada - Consulte a página 7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Standard">Questão10 <text:s/></text:p>
      <text:p text:style-name="Standard"><text:s/></text:p>
      <text:p text:style-name="Standard"><text:s text:c="3"/>A diferença entre os critérios de "P" e de "R" pode ser melhor compreendida pela consideração do enfoque da administração ocidental e da oriental. A administração ocidental interessa-se apenas por :</text:p>
      <text:p text:style-name="Standard"><text:s/></text:p>
      <text:p text:style-name="Standard">1 - P</text:p>
      <text:p text:style-name="P3">2 - R</text:p>
      <text:p text:style-name="Standard">3 - P e R</text:p>
      <text:p text:style-name="Standard">4 - R e R</text:p>
      <text:p text:style-name="Standard"><text:s/></text:p>
      <text:p text:style-name="P3">Sua resposta: R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<text:s/></text:p>
      <text:p text:style-name="P1">Questão7 <text:s/></text:p>
      <text:p text:style-name="Standard"><text:s/></text:p>
      <text:p text:style-name="Standard"><text:s text:c="3"/>Os índices de ___________ são binários, só admitem duas respostas : atingido ou não.</text:p>
      <text:p text:style-name="Standard"><text:s/></text:p>
      <text:p text:style-name="Standard">1 - objetivo (O)</text:p>
      <text:p text:style-name="Standard">2 - inovação (I)</text:p>
      <text:p text:style-name="Standard">3 - resultado (R)</text:p>
      <text:p text:style-name="Standard">4 - especificação (E)</text:p>
      <text:p text:style-name="P1">5 - processo (P)</text:p>
      <text:p text:style-name="Standard"><text:s/></text:p>
      <text:p text:style-name="P1">Sua resposta: processo (P)</text:p>
      <text:p text:style-name="Standard">Valor: Resposta Errada - Consulte a página 3</text:p>
      <text:p text:style-name="Standard">Valor recebido: 0.00</text:p>
      <text:p text:style-name="Standard"/>
      <text:p text:style-name="P1"/>
      <text:p text:style-name="P1">Questão10 <text:s/></text:p>
      <text:p text:style-name="P1"><text:s/></text:p>
      <text:p text:style-name="Standard"><text:s text:c="3"/>A Administração por Objetivos, usada no Ocidente, ___________.</text:p>
      <text:p text:style-name="Standard"><text:s/></text:p>
      <text:p text:style-name="P1">1 - aumenta o grau de iniciativa dos funcionários</text:p>
      <text:p text:style-name="Standard">2 - estimula o pensamento a longo prazo</text:p>
      <text:p text:style-name="Standard">3 - estimula o poder de criação dos funcionários</text:p>
      <text:p text:style-name="Standard">4 - permite que se entregue cada vez mais valor para o cliente</text:p>
      <text:p text:style-name="Standard">5 - produz a destruição do trabalho em grupo</text:p>
      <text:p text:style-name="Standard"><text:s/></text:p>
      <text:p text:style-name="P1">Sua resposta: aumenta o grau de iniciativa dos funcionários</text:p>
      <text:p text:style-name="Standard"><text:soft-page-break/>Valor: Resposta Errada - Consulte a página 6</text:p>
      <text:p text:style-name="Standard">Valor recebido: 0.0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1T23:30:31.805947086</meta:creation-date>
    <dc:date>2023-05-22T01:17:34.749145298</dc:date>
    <meta:editing-duration>PT1H25M2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6" meta:paragraph-count="223" meta:word-count="826" meta:character-count="4846" meta:non-whitespace-character-count="4022"/>
  </office:meta>
</office:document-meta>
</file>